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Footnote">
      <style:text-properties officeooo:rsid="0022b37b" officeooo:paragraph-rsid="0022b37b"/>
    </style:style>
    <style:style style:name="P2" style:family="paragraph" style:parent-style-name="Standard">
      <style:paragraph-properties fo:line-height="150%" fo:text-align="end" style:justify-single-word="false"/>
      <style:text-properties fo:font-variant="normal" fo:text-transform="none" fo:color="#000000" loext:opacity="100%" style:font-name="Liberation Serif" fo:font-size="12pt" fo:letter-spacing="normal" fo:font-style="normal" fo:font-weight="normal" officeooo:rsid="001eaa4f" officeooo:paragraph-rsid="001eaa4f" style:font-size-asian="12pt" style:font-size-complex="12pt"/>
    </style:style>
    <style:style style:name="P3" style:family="paragraph" style:parent-style-name="Standard">
      <style:paragraph-properties fo:line-height="150%" fo:text-align="center" style:justify-single-word="false"/>
      <style:text-properties fo:font-variant="normal" fo:text-transform="none" fo:color="#000000" loext:opacity="100%" style:font-name="Liberation Serif" fo:font-size="12pt" fo:letter-spacing="normal" fo:font-style="normal" fo:font-weight="bold" officeooo:rsid="0020edab" officeooo:paragraph-rsid="0020edab"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weight="normal" officeooo:rsid="0020edab" officeooo:paragraph-rsid="0020edab" style:font-weight-asian="normal" style:font-weight-complex="normal"/>
    </style:style>
    <style:style style:name="P5" style:family="paragraph" style:parent-style-name="Standard">
      <style:paragraph-properties fo:line-height="150%" fo:text-align="start" style:justify-single-word="false"/>
      <style:text-properties fo:color="#000000" loext:opacity="100%" style:font-name="Liberation Serif" fo:font-size="12pt" fo:font-weight="normal" officeooo:rsid="0020edab" officeooo:paragraph-rsid="0020edab" style:font-size-asian="12pt" style:font-weight-asian="normal" style:font-size-complex="12pt" style:font-weight-complex="normal"/>
    </style:style>
    <style:style style:name="P6" style:family="paragraph" style:parent-style-name="Standard">
      <style:paragraph-properties fo:line-height="150%" fo:text-align="end" style:justify-single-word="false"/>
      <style:text-properties fo:color="#000000" loext:opacity="100%" style:font-name="Liberation Serif" fo:font-size="12pt" fo:font-weight="normal" officeooo:rsid="0022a4b9" officeooo:paragraph-rsid="0022b37b" style:font-size-asian="12pt" style:font-weight-asian="normal" style:font-size-complex="12pt" style:font-weight-complex="normal"/>
    </style:style>
    <style:style style:name="P7" style:family="paragraph" style:parent-style-name="Standard">
      <style:paragraph-properties fo:line-height="150%" fo:text-align="end" style:justify-single-word="false"/>
      <style:text-properties fo:color="#000000" loext:opacity="100%" style:font-name="Liberation Serif" fo:font-size="12pt" officeooo:rsid="002376e3" officeooo:paragraph-rsid="0022b37b" style:font-size-asian="12pt" style:font-size-complex="12pt"/>
    </style:style>
    <style:style style:name="P8" style:family="paragraph" style:parent-style-name="Standard">
      <style:paragraph-properties fo:line-height="150%"/>
      <style:text-properties fo:color="#000000" loext:opacity="100%" style:font-name="Liberation Serif" fo:font-size="12pt" officeooo:rsid="002376e3" officeooo:paragraph-rsid="002376e3" style:font-size-asian="12pt" style:font-size-complex="12pt"/>
    </style:style>
    <style:style style:name="P9" style:family="paragraph" style:parent-style-name="Standard">
      <style:text-properties fo:color="#000000" loext:opacity="100%" style:font-name="Liberation Serif" fo:font-size="12pt" officeooo:rsid="002376e3" officeooo:paragraph-rsid="0024ef95" style:font-size-asian="12pt" style:font-size-complex="12pt"/>
    </style:style>
    <style:style style:name="P10" style:family="paragraph" style:parent-style-name="Standard">
      <style:paragraph-properties fo:line-height="150%"/>
      <style:text-properties fo:color="#000000" loext:opacity="100%" style:font-name="Liberation Serif" fo:font-size="12pt" officeooo:rsid="0024b3fd" officeooo:paragraph-rsid="0024b3fd" style:font-size-asian="12pt" style:font-size-complex="12pt"/>
    </style:style>
    <style:style style:name="P11" style:family="paragraph" style:parent-style-name="Standard">
      <style:text-properties fo:color="#000000" loext:opacity="100%" style:font-name="Liberation Serif" fo:font-size="12pt" officeooo:rsid="0024ef95" officeooo:paragraph-rsid="0024ef95" style:font-size-asian="12pt" style:font-size-complex="12pt"/>
    </style:style>
    <style:style style:name="P12" style:family="paragraph" style:parent-style-name="Standard">
      <style:paragraph-properties fo:line-height="150%"/>
      <style:text-properties fo:color="#000000" loext:opacity="100%" style:font-name="Liberation Serif" fo:font-size="12pt" officeooo:rsid="0024ef95" officeooo:paragraph-rsid="0024ef95" style:font-size-asian="12pt" style:font-size-complex="12pt"/>
    </style:style>
    <style:style style:name="P13" style:family="paragraph" style:parent-style-name="Standard">
      <style:text-properties fo:color="#000000" loext:opacity="100%" style:font-name="Liberation Serif" fo:font-size="12pt" officeooo:rsid="0025a267" officeooo:paragraph-rsid="0025a267" style:font-size-asian="12pt" style:font-size-complex="12pt"/>
    </style:style>
    <style:style style:name="P14" style:family="paragraph" style:parent-style-name="Standard">
      <style:text-properties fo:color="#000000" loext:opacity="100%" style:font-name="Liberation Serif" fo:font-size="12pt" officeooo:rsid="0026ef34" officeooo:paragraph-rsid="0025a267" style:font-size-asian="12pt" style:font-size-complex="12pt"/>
    </style:style>
    <style:style style:name="P15" style:family="paragraph" style:parent-style-name="Standard">
      <style:text-properties fo:color="#000000" loext:opacity="100%" style:font-name="Liberation Serif" fo:font-size="12pt" officeooo:rsid="0026ef34" officeooo:paragraph-rsid="0026ef34" style:font-size-asian="12pt" style:font-size-complex="12pt"/>
    </style:style>
    <style:style style:name="P16" style:family="paragraph" style:parent-style-name="Standard">
      <style:paragraph-properties fo:line-height="150%" fo:text-align="end" style:justify-single-word="false"/>
      <style:text-properties officeooo:paragraph-rsid="001eaa4f"/>
    </style:style>
    <style:style style:name="P17" style:family="paragraph" style:parent-style-name="Text_20_body">
      <style:paragraph-properties fo:line-height="150%"/>
      <style:text-properties fo:color="#000000" loext:opacity="100%" style:font-name="Liberation Serif" fo:font-size="12pt" officeooo:rsid="0024ef95" officeooo:paragraph-rsid="0024b3fd" style:font-size-asian="12pt" style:font-size-complex="12pt"/>
    </style:style>
    <style:style style:name="P18" style:family="paragraph" style:parent-style-name="Text_20_body">
      <style:paragraph-properties fo:line-height="150%"/>
      <style:text-properties fo:color="#000000" loext:opacity="100%" style:font-name="Liberation Serif" fo:font-size="12pt" officeooo:rsid="0025a267" officeooo:paragraph-rsid="0024ef95" style:font-size-asian="12pt" style:font-size-complex="12pt"/>
    </style:style>
    <style:style style:name="P19" style:family="paragraph" style:parent-style-name="Text_20_body">
      <style:paragraph-properties fo:line-height="150%"/>
      <style:text-properties fo:color="#000000" loext:opacity="100%" style:font-name="Liberation Serif" fo:font-size="12pt" officeooo:rsid="0026ef34" officeooo:paragraph-rsid="0025a267" style:font-size-asian="12pt" style:font-size-complex="12pt"/>
    </style:style>
    <style:style style:name="P20" style:family="paragraph" style:parent-style-name="Text_20_body">
      <style:text-properties officeooo:rsid="00284104" officeooo:paragraph-rsid="00284104"/>
    </style:style>
    <style:style style:name="P21" style:family="paragraph" style:parent-style-name="Text_20_body">
      <style:paragraph-properties fo:line-height="150%"/>
      <style:text-properties style:font-name="Liberation Serif" officeooo:rsid="00284104" officeooo:paragraph-rsid="00284104"/>
    </style:style>
    <style:style style:name="P22" style:family="paragraph" style:parent-style-name="Text_20_body">
      <style:paragraph-properties fo:line-height="150%"/>
      <style:text-properties style:font-name="Liberation Serif"/>
    </style:style>
    <style:style style:name="P23" style:family="paragraph" style:parent-style-name="Text_20_body">
      <style:paragraph-properties fo:line-height="150%"/>
    </style:style>
    <style:style style:name="P24" style:family="paragraph" style:parent-style-name="Text_20_body" style:list-style-name="L1">
      <style:paragraph-properties fo:margin-top="0cm" fo:margin-bottom="0cm" style:contextual-spacing="false" fo:line-height="150%"/>
    </style:style>
    <style:style style:name="P25" style:family="paragraph" style:parent-style-name="Text_20_body" style:list-style-name="L1">
      <style:paragraph-properties fo:line-height="150%"/>
    </style:style>
    <style:style style:name="T1" style:family="text">
      <style:text-properties fo:font-variant="normal" fo:text-transform="none" fo:color="#3c4043" loext:opacity="100%" style:font-name="Roboto" fo:font-size="10.5pt" fo:letter-spacing="normal" fo:font-style="normal" fo:font-weight="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24ef95"/>
    </style:style>
    <style:style style:name="T4" style:family="text">
      <style:text-properties fo:font-variant="normal" fo:text-transform="none" fo:letter-spacing="normal" fo:font-style="normal" officeooo:rsid="0026ef34"/>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1eaa4f" style:font-size-asian="12pt" style:font-size-complex="12pt"/>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style:font-name="Liberation Serif"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6">López Lugo Alan Israel</text:span></text:p>
      <text:p text:style-name="P2"/>
      <text:p text:style-name="P3">El renacimiento</text:p>
      <text:p text:style-name="P3"/>
      <text:p text:style-name="P5"><text:span text:style-name="T2"/></text:p>
      <text:p text:style-name="P6"><text:span text:style-name="T2">Antes del Renacimiento el cosmos y la sociedad humana </text:span></text:p>
      <text:p text:style-name="P6"><text:span text:style-name="T2">se presentaban bajo la figura de un orden finito, en donde</text:span></text:p>
      <text:p text:style-name="P6"><text:span text:style-name="T2"><text:s/>cada cosa tenía su sitio determinado según relaciones</text:span></text:p>
      <text:p text:style-name="P6"><text:span text:style-name="T2"><text:s/>claramente fijadas en referencia a un centro.</text:span><text:span text:style-name="T2"><text:note text:id="ftn0" text:note-class="footnote"><text:note-citation>1</text:note-citation><text:note-body><text:p text:style-name="P1">Villoro, L. (1992). El pensamiento moderno. México, D.F.:Fondo de Cultura Económica. (p 13)</text:p></text:note-body></text:note></text:span></text:p>
      <text:p text:style-name="P7"><text:span text:style-name="T2"/></text:p>
      <text:p text:style-name="P8"><text:span text:style-name="T2"/></text:p>
      <text:p text:style-name="P8"><text:span text:style-name="T2">La Edad Media ha sido considerada durante mucho tiempo una época oscura, donde el progreso se vio estancado y la cultura fue igualmente escasa. Esto se debe a que en esos periodos históricos, el pensamiento teológico tenía una mayor presencia y el pensamiento científico aún no se había consolidado.</text:span></text:p>
      <text:p text:style-name="P8"><text:span text:style-name="T2"/></text:p>
      <text:p text:style-name="P8"><text:span text:style-name="T2">Muchas de las creencias y formas en las que se organizaban la cultura durante la Edad Media se veían profundamente influenciadas por las creencias teológicas. La Iglesia católica, como institución dominante, ejercía un control considerable sobre la vida social, dictando normas y valores a través de la doctrina religiosa. Esta "ley mayor", como se la consideraba, no podía ser cuestionada abiertamente, limitando en gran medida la libertad de pensamiento y expresión. Sin embargo, es importante reconocer que existieron corrientes de pensamiento crítico dentro de la propia Iglesia y en otros ámbitos, y que la influencia de la religión no fue monolítica ni estática a lo largo de este extenso periodo histórico.</text:span></text:p>
      <text:p text:style-name="P8"><text:span text:style-name="T2"/></text:p>
      <text:p text:style-name="P10"><text:span text:style-name="T2">Si bien es cierto que la atención de muchos pensadores de la Edad Media se centraba principalmente en temas religiosos y teológicos, esta visión no era homogénea. Existieron figuras como Roger Bacon, Alberto Magno o Nicolás Copérnico que realizaron importantes contribuciones a la astronomía, la medicina y otras áreas del conocimiento científico. Sin embargo, es innegable que la primacía de la teología y la falta de interés en el mundo natural por parte de las instituciones dominantes dificultaron el desarrollo del pensamiento científico durante este periodo. Diversos factores, como la organización social, la economía y la transmisión del conocimiento, también influyeron en esta trayectoria. Es </text:span><text:soft-page-break/><text:span text:style-name="T2">importante analizar la Edad Media en su propio contexto y reconocer que, a pesar de sus limitaciones, sentó las bases para el posterior florecimiento de la ciencia en la Europa moderna.</text:span></text:p>
      <text:p text:style-name="P10"><text:span text:style-name="T2"/></text:p>
      <text:p text:style-name="P10"><text:span text:style-name="T2">El considerar la Edad Media como un simple retroceso en el pensamiento es una visión errónea y simplista. De hecho, este periodo fue fundamental para el desarrollo intelectual que desembocó en el Renacimiento. Teólogos y filósofos medievales como Santo Tomás de Aquino, Juan Duns Escoto y Guillermo de Ockham se dedicaron al estudio profundo de las obras de pensadores griegos antiguos como Platón, Aristóteles y los presocráticos. Influidos por estas ideas, no solo las repitieron, sino que las analizaron, sistematizaron y desarrollaron, creando sus propios sistemas de pensamiento basados en la lógica y la búsqueda de la verdad. Lejos de ser meras "habladurías", estas elaboraciones intelectuales sentaron las bases para el cuestionamiento de dogmas y la apertura de nuevas vías de pensamiento que caracterizarían al Renacimiento.</text:span></text:p>
      <text:p text:style-name="P10"><text:span text:style-name="T2"/></text:p>
      <text:p text:style-name="P17"><text:span text:style-name="Strong_20_Emphasis"><text:span text:style-name="T5">De modo que el Renacimiento pondrá su importancia en el pensamiento filosófico.</text:span></text:span><text:span text:style-name="T5"> Los filósofos presocráticos dieron un paso determinante en la filosofía al tratar de tener explicaciones más racionales del mundo y cuál es su origen. Sócrates demostrará un interés más en las cuestiones éticas. Platón retomara las enseñanzas éticas de su maestro para sistematizar sus ideas, tratando de explicar el mundo con su teoría de las formas. Aristóteles, su alumno, tratará de refutar a su maestro desde un enfoque más científico/empírico con su propio sistema filosófico.</text:span></text:p>
      <text:p text:style-name="P23"><text:span text:style-name="Strong_20_Emphasis"><text:span text:style-name="T9">Tomando a Sócrates como el ideal de cómo llevar una buena vida,</text:span></text:span><text:span text:style-name="T9"> un período histórico se encargará de las diferentes formas de ser feliz y llevar una buena vida. Así, el período helenístico tiene frutos como los cínicos, hedonistas y los estoicos. Cercano al consolidamiento del cristianismo, una secta llamada los neoplatónicos cimentará las primeras bases para una teología cristiana. Durante la consolidación del cristianismo, muchos teólogos se encargarán de justificar el mundo a través de las sagradas escrituras. Algunos de estos grandes pensadores rescatarán autores antiguos para enriquecer su pensamiento y poder justificar de mejor manera su pensamiento. Será el caso de san Agustín retomando a Platón y Tomás de Aquino con Aristóteles.</text:span></text:p>
      <text:p text:style-name="P12"><text:span text:style-name="T2"/></text:p>
      <text:p text:style-name="P18"><text:span text:style-name="Strong_20_Emphasis"><text:span text:style-name="T5">Todo este breve y muy sintetizado recorrido por el pensamiento filosófico antes del Renacimiento se menciona con el fin de demostrar que en los periodos históricos es muy común que muchas corrientes de pensamiento se vean influenciadas y sean necesarias para que estos pensamientos surjan y se consoliden.</text:span></text:span></text:p>
      <text:p text:style-name="P23"><text:soft-page-break/><text:span text:style-name="Strong_20_Emphasis"><text:span text:style-name="T9">Omitiremos la idea de que conforme avanza el tiempo, los pensamientos se ven superados por sus predecesores.</text:span></text:span><text:span text:style-name="T9"> Desde mi manera de verlos, estos son necesarios para el nacimiento de otros, de modo que muchas de estas ideas servirán como abono para que otras florezcan.</text:span></text:p>
      <text:p text:style-name="P23"><text:span text:style-name="Strong_20_Emphasis"><text:span text:style-name="T9">El Renacimiento tiene una suerte que muchos de estos antiguos periodos históricos no tuvieron, pues ellos se empezaron a enfocar mucho en un estudio cultural, con técnicas más modernas y eficientes para poder reconstruir antiguos textos de diferentes pensadores.</text:span></text:span><text:span text:style-name="T9"> Junto con la gran facilidad comparada a la anterior para difundir los textos, se pudo hacer una gran labor y recuperar a muchos pensadores que había parido la humanidad.</text:span></text:p>
      <text:p text:style-name="P23"><text:span text:style-name="Strong_20_Emphasis"><text:span text:style-name="T9">Los pensadores se veían enriquecidos con la gran variedad de pensamientos con los cuales enriquecer su intelecto.</text:span></text:span><text:span text:style-name="T9"> Esto influyó mucho en lo que se consideraría el decaimiento de la Edad Media, ya que tenían a la mano mejores herramientas para poder criticar ese sistema en el que vivían inmersos, dado que el recuperamiento de diversos autores y los progresos científicos que habían tenido fueron pilares para el salto de una época a otra.</text:span></text:p>
      <text:p text:style-name="P19"><text:span text:style-name="Strong_20_Emphasis"><text:span text:style-name="T5">Principalmente, los avances astronómicos fueron los que más impacto tuvieron en la sociedad.</text:span></text:span><text:span text:style-name="T5"> Estos descubrimientos solo anunciaban algo que muchos creían incapaz de suceder: el decaimiento del antropocentrismo. Para ellos era inimaginable que el ser humano no fuera el centro del universo, pues se decía que el ser humano estaba hecho a imagen y semejanza del creador, fue dotado de un intelecto que lo hacía superior a cualquier otra especie en la Tierra, y tenía la tarea de adorar a su creador para así poder ganarse un lugar con él en el cielo. Su paso en la vida terrenal era solo momentáneo, era una prueba para saber si eran dignos de una vida trascendental. Aislados en un pequeño fragmento de tierra envueltos en un anillo de agua, en el cual si se iba más allá de este, se caerían. Todo esto se derrumbó.</text:span></text:p>
      <text:p text:style-name="P23"><text:span text:style-name="Strong_20_Emphasis"><text:span text:style-name="T9">Las principales figuras detrás de esta revolución fueron:</text:span></text:span></text:p>
      <text:list text:style-name="L1">
        <text:list-item>
          <text:p text:style-name="P24"><text:span text:style-name="Strong_20_Emphasis"><text:span text:style-name="T9">Copérnico:</text:span></text:span><text:span text:style-name="T9"> Se encargó de cuestionar el modelo dominante, el modelo ptolemaico-aristotélico, que colocaba a la Tierra en el centro del universo y a todos los demás astros girando a su alrededor. La Tierra era estática y los únicos que se desplazaban eran los demás astros. Copérnico demostró que esto no era así: la Tierra no es el centro del universo, sino el Sol. Todos los demás astros giran en torno a él, con órbitas específicas.</text:span></text:p>
        </text:list-item>
        <text:list-item>
          <text:p text:style-name="P24"><text:span text:style-name="Strong_20_Emphasis"><text:span text:style-name="T9">Giordano Bruno:</text:span></text:span><text:span text:style-name="T9"> Un continuador que siguió esta línea de pensamiento. Argumentaba que el universo era infinito y que, por ser así su naturaleza, cualquier punto del universo podría ser el centro.</text:span></text:p>
        </text:list-item>
        <text:list-item>
          <text:p text:style-name="P25"><text:soft-page-break/><text:span text:style-name="Strong_20_Emphasis"><text:span text:style-name="T9">Galileo Galilei:</text:span></text:span><text:span text:style-name="T9"> Con numerosos e innovadores descubrimientos científicos, logró ver que los planetas tenían condiciones similares al nuestro, contenían un relieve muy similar al nuestro, quitando así a la Tierra toda esa aura especial de la que se decía rodear.</text:span></text:p>
        </text:list-item>
      </text:list>
      <text:p text:style-name="P23"><text:span text:style-name="Strong_20_Emphasis"><text:span text:style-name="T9">Muchos de estos pensamientos, tan innovadores y duros para la época, no fueron recibidos con asombro y hospitalidad.</text:span></text:span><text:span text:style-name="T9"> Fueron tomados como absurdos y tontos. Gran parte de esto se debía a la radicalidad con la que atacaban toda una jerarquía de pensamiento, pues el que sus propuestas fueran ciertas implicaba que muchas cosas que la Iglesia o la religión promovían no fueran ciertas.</text:span></text:p>
      <text:p text:style-name="P23"><text:span text:style-name="Strong_20_Emphasis"><text:span text:style-name="T9">Por lo que estas ideas eran peligrosas, llegando al grado de que intentaron que los filósofos se retractaran de sus ideas.</text:span></text:span><text:span text:style-name="T9"> Pero nunca cedieron. Este tipo de actitud le quitó la vida al filósofo Giordano Bruno, quien fiel a sus pensamientos, decidió no retractarse, costándole la vida y muriendo en la hoguera. Hecho que lo llevaría a la historia por el amor hacia el conocimiento y una actitud muy filosófica ante la muerte.</text:span></text:p>
      <text:p text:style-name="P21"><text:span text:style-name="T8">El Renacimiento sin duda representa un paso fundamental en la historia de la humanidad. Su legado radica en el rescate de valiosos conocimientos de la Antigüedad clásica y la siembra de las semillas del pensamiento filosófico y científico que florecerían posteriormente. Sin embargo, es importante matizar la visión romántica que a veces se presenta del Renacimiento como una "luz después de la oscuridad".</text:span></text:p>
      <text:p text:style-name="P21"><text:span text:style-name="T8">En este sentido, es importante destacar la labor de numerosos autores que, aunque no se mencionan con frecuencia en los textos de historia tradicionales, también contribuyeron de manera significativa al Renacimiento. Revisar y rescatar sus ideas, tal como lo hicieron los renacentistas con los autores antiguos, puede enriquecer nuestra comprensión de este periodo y ampliar nuestra perspectiva histórica.</text:span></text:p>
      <text:p text:style-name="P22">El mundo siempre necesita mejorar, y la búsqueda de nuevas ideas y perspectivas es fundamental para avanzar hacia un futuro mejor. Un "nuevo Renacimiento" no se trata de repetir el pasado, sino de inspirarnos en los logros del pasado para construir un futuro más justo, equitativo y sostenible.</text:p>
      <text:p text:style-name="P20"><text:span text:style-name="T8"/></text:p>
      <text:p text:style-name="P14"><text:span text:style-name="T4"/></text:p>
      <text:p text:style-name="P15"><text:span text:style-name="T2"/></text:p>
      <text:p text:style-name="P15"><text:span text:style-name="T2"/></text:p>
      <text:p text:style-name="P13"><text:span text:style-name="T2"/></text:p>
      <text:p text:style-name="P13"><text:span text:style-name="T2"/></text:p>
      <text:p text:style-name="P11"><text:span text:style-name="T2"/></text:p>
      <text:p text:style-name="P9"><text:span text:style-name="T2"/></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21:49:34.075001586</meta:creation-date>
    <dc:date>2024-06-02T23:31:19.283013077</dc:date>
    <meta:editing-duration>PT16M28S</meta:editing-duration>
    <meta:editing-cycles>2</meta:editing-cycles>
    <meta:generator>LibreOffice/24.2.3.2$Linux_X86_64 LibreOffice_project/420$Build-2</meta:generator>
    <meta:document-statistic meta:table-count="0" meta:image-count="0" meta:object-count="0" meta:page-count="4" meta:paragraph-count="27" meta:word-count="1515" meta:character-count="9496" meta:non-whitespace-character-count="8008"/>
  </office:meta>
</office:document-meta>
</file>